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ExpressionLanguage.OExpressionLanguage( OProcess owner , Map &lt; String , String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ExpressionLanguag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ExpressionLangua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